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AsyncTaskExecutor.submitListenable( Callable &lt; T &gt;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AsyncTaskExecutor.SimpleAsyncTask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syncTaskExecutor.submit( Runnable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currencyThrottlingRunnable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currencyThrottlingRunnable.ConcurrencyThrottlingRunnable( Runnable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syncTaskExecutor.submitListenable( Runnable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AsyncTaskExecutor.setThreadFactory( @ Nullable ThreadFactory thread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syncTaskExecutor.execute( Runnable task , long startTimeou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currencyThrottleAdapter.afterA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syncTaskExecutor.SimpleAsyncTaskExecutor( String threadName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syncTaskExecutor.getConcurrency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syncTaskExecutor.SimpleAsyncTaskExecutor( ThreadFactory thread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cyThrottleAdapter.beforeA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syncTaskExecutor.getThread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syncTaskExecutor.doExecute( Runnable tas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AsyncTaskExecutor.submit( Callable &lt; T &gt;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AsyncTaskExecutor.setConcurrencyLimit( int concurrency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syncTaskExecutor.execute( Runnable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syncTaskExecutor.isThrottleAc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syncTaskExecutor.setTaskDecorator( TaskDecorator taskDeco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